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00000000CF73E1439B139099FF.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Itálico" style:font-family-generic="swiss" style:font-pitch="variable"/>
    <style:font-face style:name="Arial" svg:font-family="Arial" style:font-adornments="Negrito" style:font-family-generic="swiss" style:font-pitch="variable"/>
    <style:font-face style:name="Arial3"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5f3e5" officeooo:paragraph-rsid="0005f3e5"/>
    </style:style>
    <style:style style:name="P2" style:family="paragraph" style:parent-style-name="Standard">
      <style:text-properties officeooo:rsid="0006f019" officeooo:paragraph-rsid="0006f019"/>
    </style:style>
    <style:style style:name="P3" style:family="paragraph" style:parent-style-name="Standard">
      <style:text-properties officeooo:rsid="0006f664" officeooo:paragraph-rsid="0006f664"/>
    </style:style>
    <style:style style:name="P4" style:family="paragraph" style:parent-style-name="Standard">
      <style:text-properties officeooo:rsid="0011feef" officeooo:paragraph-rsid="0011feef"/>
    </style:style>
    <style:style style:name="P5" style:family="paragraph" style:parent-style-name="Text_20_body">
      <style:text-properties officeooo:rsid="0006f664" officeooo:paragraph-rsid="0006f664"/>
    </style:style>
    <style:style style:name="P6" style:family="paragraph" style:parent-style-name="Text_20_body">
      <style:paragraph-properties fo:margin-top="0cm" fo:margin-bottom="0.499cm" style:contextual-spacing="false"/>
    </style:style>
    <style:style style:name="P7" style:family="paragraph" style:parent-style-name="Text_20_body">
      <style:paragraph-properties fo:margin-top="0cm" fo:margin-bottom="0.499cm" style:contextual-spacing="false" fo:text-align="start" style:justify-single-word="false"/>
    </style:style>
    <style:style style:name="P8" style:family="paragraph" style:parent-style-name="Text_20_body">
      <style:paragraph-properties fo:margin-top="0cm" fo:margin-bottom="0.499cm" style:contextual-spacing="false" fo:text-align="center" style:justify-single-word="false"/>
    </style:style>
    <style:style style:name="P9" style:family="paragraph" style:parent-style-name="Text_20_body">
      <style:paragraph-properties fo:margin-top="0cm" fo:margin-bottom="0.499cm" style:contextual-spacing="false"/>
      <style:text-properties style:text-underline-style="solid" style:text-underline-width="auto" style:text-underline-color="font-color"/>
    </style:style>
    <style:style style:name="P10" style:family="paragraph" style:parent-style-name="Text_20_body">
      <style:paragraph-properties fo:margin-top="0cm" fo:margin-bottom="0.499cm" style:contextual-spacing="false"/>
      <style:text-properties officeooo:paragraph-rsid="000d1047"/>
    </style:style>
    <style:style style:name="P11" style:family="paragraph" style:parent-style-name="Text_20_body">
      <style:paragraph-properties fo:margin-top="0cm" fo:margin-bottom="0.499cm" style:contextual-spacing="false"/>
      <style:text-properties officeooo:paragraph-rsid="000eb1f1"/>
    </style:style>
    <style:style style:name="P12" style:family="paragraph" style:parent-style-name="Text_20_body">
      <style:paragraph-properties fo:margin-top="0cm" fo:margin-bottom="0.499cm" style:contextual-spacing="false"/>
      <style:text-properties fo:font-weight="bold" style:font-weight-asian="bold" style:font-weight-complex="bold"/>
    </style:style>
    <style:style style:name="P13" style:family="paragraph" style:parent-style-name="Heading_20_1">
      <style:text-properties fo:background-color="#ffff00"/>
    </style:style>
    <style:style style:name="P14" style:family="paragraph" style:parent-style-name="Heading_20_1">
      <style:text-properties officeooo:rsid="0021515c" officeooo:paragraph-rsid="0021515c"/>
    </style:style>
    <style:style style:name="P15" style:family="paragraph" style:parent-style-name="Standard">
      <style:text-properties style:font-name="Arial3" fo:language="pt" fo:country="BR" officeooo:rsid="0011feef" officeooo:paragraph-rsid="0011feef"/>
    </style:style>
    <style:style style:name="P16" style:family="paragraph" style:parent-style-name="Standard">
      <style:text-properties style:font-name="Arial3" fo:language="pt" fo:country="BR" officeooo:rsid="0014ea89" officeooo:paragraph-rsid="0014ea89"/>
    </style:style>
    <style:style style:name="P17" style:family="paragraph" style:parent-style-name="Standard" style:list-style-name="L3">
      <style:paragraph-properties fo:line-height="150%"/>
      <style:text-properties style:font-name="Arial3" fo:language="pt" fo:country="BR" officeooo:rsid="001836f9" officeooo:paragraph-rsid="001cd173"/>
    </style:style>
    <style:style style:name="P18" style:family="paragraph" style:parent-style-name="Standard" style:list-style-name="L3">
      <style:paragraph-properties fo:line-height="150%"/>
      <style:text-properties style:font-name="Arial3" fo:language="pt" fo:country="BR" officeooo:rsid="001836f9" officeooo:paragraph-rsid="001836f9"/>
    </style:style>
    <style:style style:name="P19" style:family="paragraph" style:parent-style-name="Standard" style:list-style-name="L3">
      <style:paragraph-properties fo:line-height="150%"/>
      <style:text-properties style:font-name="Arial3" fo:language="pt" fo:country="BR" officeooo:rsid="001836f9" officeooo:paragraph-rsid="0021515c"/>
    </style:style>
    <style:style style:name="P20" style:family="paragraph" style:parent-style-name="Standard" style:list-style-name="L3">
      <style:paragraph-properties fo:line-height="150%"/>
      <style:text-properties style:font-name="Arial3" fo:language="pt" fo:country="BR" officeooo:rsid="00198fe9" officeooo:paragraph-rsid="00198fe9"/>
    </style:style>
    <style:style style:name="P21" style:family="paragraph" style:parent-style-name="Standard" style:list-style-name="L3">
      <style:paragraph-properties fo:line-height="150%"/>
      <style:text-properties style:font-name="Arial3" fo:language="pt" fo:country="BR" officeooo:rsid="00198fe9" officeooo:paragraph-rsid="0021515c"/>
    </style:style>
    <style:style style:name="P22" style:family="paragraph" style:parent-style-name="Standard">
      <style:text-properties style:font-name="Arial3" fo:language="pt" fo:country="BR" officeooo:rsid="001b52f8" officeooo:paragraph-rsid="001b52f8"/>
    </style:style>
    <style:style style:name="P23" style:family="paragraph" style:parent-style-name="Standard" style:list-style-name="L3">
      <style:paragraph-properties fo:line-height="150%"/>
      <style:text-properties style:font-name="Arial3" fo:language="pt" fo:country="BR" officeooo:rsid="001b52f8" officeooo:paragraph-rsid="001b52f8"/>
    </style:style>
    <style:style style:name="P24" style:family="paragraph" style:parent-style-name="Standard" style:list-style-name="L3">
      <style:text-properties style:font-name="Arial3" fo:language="pt" fo:country="BR" fo:font-weight="bold" officeooo:rsid="001d4b2e" officeooo:paragraph-rsid="001d4b2e" style:font-weight-asian="bold" style:font-weight-complex="bold"/>
    </style:style>
    <style:style style:name="P25" style:family="paragraph" style:parent-style-name="Standard" style:list-style-name="L3">
      <style:text-properties style:font-name="Arial3" fo:language="pt" fo:country="BR" fo:font-weight="normal" officeooo:rsid="001d4b2e" officeooo:paragraph-rsid="001d4b2e" style:font-weight-asian="normal" style:font-weight-complex="normal"/>
    </style:style>
    <style:style style:name="P26" style:family="paragraph" style:parent-style-name="Standard" style:list-style-name="L3">
      <style:text-properties style:font-name="Arial3" fo:language="pt" fo:country="BR" fo:font-weight="normal" officeooo:rsid="001d4b2e" officeooo:paragraph-rsid="001fa9c0" style:font-weight-asian="normal" style:font-weight-complex="normal"/>
    </style:style>
    <style:style style:name="P27" style:family="paragraph" style:parent-style-name="Standard">
      <style:text-properties officeooo:rsid="0011feef" officeooo:paragraph-rsid="0006f664"/>
    </style:style>
    <style:style style:name="P28" style:family="paragraph" style:parent-style-name="Standard">
      <style:text-properties officeooo:rsid="001cd173" officeooo:paragraph-rsid="001cd173"/>
    </style:style>
    <style:style style:name="P29" style:family="paragraph" style:parent-style-name="Standard">
      <style:text-properties fo:font-weight="bold" officeooo:paragraph-rsid="0021515c" style:font-weight-asian="bold" style:font-weight-complex="bold"/>
    </style:style>
    <style:style style:name="P30" style:family="paragraph" style:parent-style-name="Standard">
      <style:text-properties officeooo:rsid="001cf8bd" officeooo:paragraph-rsid="001cf8bd"/>
    </style:style>
    <style:style style:name="P31" style:family="paragraph" style:parent-style-name="Standard">
      <style:text-properties officeooo:rsid="001d4b2e" officeooo:paragraph-rsid="001d4b2e"/>
    </style:style>
    <style:style style:name="P32" style:family="paragraph" style:parent-style-name="Standard">
      <style:paragraph-properties fo:text-align="justify" style:justify-single-word="false"/>
      <style:text-properties style:font-name="Arial2" fo:language="pt" fo:country="BR" officeooo:rsid="00074a50" officeooo:paragraph-rsid="0021515c"/>
    </style:style>
    <style:style style:name="P33" style:family="paragraph" style:parent-style-name="Standard" style:list-style-name="L5">
      <style:paragraph-properties fo:text-align="start" style:justify-single-word="false"/>
      <style:text-properties style:font-name="Arial2" fo:language="pt" fo:country="BR" officeooo:rsid="00074a50" officeooo:paragraph-rsid="0021515c"/>
    </style:style>
    <style:style style:name="P34" style:family="paragraph" style:parent-style-name="Standard" style:list-style-name="L7">
      <style:paragraph-properties fo:text-align="start" style:justify-single-word="false"/>
      <style:text-properties style:font-name="Arial2" fo:language="pt" fo:country="BR" officeooo:rsid="00074a50" officeooo:paragraph-rsid="0021515c"/>
    </style:style>
    <style:style style:name="P35" style:family="paragraph" style:parent-style-name="Standard" style:list-style-name="L5">
      <style:paragraph-properties fo:text-align="start" style:justify-single-word="false"/>
      <style:text-properties style:font-name="Arial2" fo:language="pt" fo:country="BR" fo:font-style="italic" officeooo:rsid="00074a50" officeooo:paragraph-rsid="0021515c" style:font-style-asian="italic" style:font-style-complex="italic"/>
    </style:style>
    <style:style style:name="P36" style:family="paragraph" style:parent-style-name="Standard" style:list-style-name="L7">
      <style:paragraph-properties fo:text-align="start" style:justify-single-word="false"/>
      <style:text-properties style:font-name="Arial2" fo:language="pt" fo:country="BR" fo:font-style="italic" officeooo:rsid="00074a50" officeooo:paragraph-rsid="0021515c" style:font-style-asian="italic" style:font-style-complex="italic"/>
    </style:style>
    <style:style style:name="P37" style:family="paragraph" style:parent-style-name="Standard" style:list-style-name="L5">
      <style:paragraph-properties fo:text-align="start" style:justify-single-word="false"/>
      <style:text-properties style:font-name="Arial2" fo:language="pt" fo:country="BR" fo:font-style="italic" fo:font-weight="normal" officeooo:rsid="00074a50" officeooo:paragraph-rsid="0021515c" style:font-style-asian="italic" style:font-weight-asian="normal" style:font-style-complex="italic" style:font-weight-complex="normal"/>
    </style:style>
    <style:style style:name="P38" style:family="paragraph" style:parent-style-name="Standard" style:list-style-name="L5">
      <style:paragraph-properties fo:text-align="start" style:justify-single-word="false"/>
      <style:text-properties style:font-name="Arial2" fo:language="pt" fo:country="BR" officeooo:rsid="00074a50" officeooo:paragraph-rsid="0021515c" fo:background-color="#ffff00"/>
    </style:style>
    <style:style style:name="P39" style:family="paragraph" style:parent-style-name="Standard">
      <style:paragraph-properties fo:margin-left="2.501cm" fo:margin-right="0cm" fo:text-indent="0cm" style:auto-text-indent="false"/>
      <style:text-properties style:font-name="Arial3" fo:language="pt" fo:country="BR" fo:font-weight="normal" officeooo:rsid="001d4b2e" officeooo:paragraph-rsid="00228db6" style:font-weight-asian="normal" style:font-weight-complex="normal"/>
    </style:style>
    <style:style style:name="P40" style:family="paragraph" style:parent-style-name="Standard">
      <style:paragraph-properties fo:margin-left="3.752cm" fo:margin-right="0cm" fo:text-indent="0cm" style:auto-text-indent="false"/>
      <style:text-properties style:font-name="Arial3" fo:language="pt" fo:country="BR" fo:font-weight="normal" officeooo:rsid="001d4b2e" officeooo:paragraph-rsid="001fa9c0" style:font-weight-asian="normal" style:font-weight-complex="normal"/>
    </style:style>
    <style:style style:name="P41" style:family="paragraph" style:parent-style-name="Standard" style:list-style-name="L8">
      <style:paragraph-properties fo:margin-left="0cm" fo:margin-right="0cm" fo:text-align="start" style:justify-single-word="false" fo:text-indent="0cm" style:auto-text-indent="false"/>
      <style:text-properties style:font-name="Arial2" fo:language="pt" fo:country="BR" fo:font-style="italic" officeooo:rsid="00074a50" officeooo:paragraph-rsid="0021515c" style:font-style-asian="italic" style:font-style-complex="italic"/>
    </style:style>
    <style:style style:name="P42" style:family="paragraph" style:parent-style-name="Standard">
      <style:paragraph-properties fo:text-align="justify" style:justify-single-word="false" fo:break-before="page"/>
      <style:text-properties style:font-name="Arial2" fo:language="pt" fo:country="BR" officeooo:rsid="00074a50" officeooo:paragraph-rsid="0021515c"/>
    </style:style>
    <style:style style:name="P43" style:family="paragraph" style:parent-style-name="Standard">
      <style:paragraph-properties fo:break-before="page"/>
      <style:text-properties style:font-name="Arial3" fo:language="pt" fo:country="BR" fo:font-weight="normal" officeooo:rsid="001d4b2e" officeooo:paragraph-rsid="001cf8bd" style:font-weight-asian="normal" style:font-weight-complex="normal"/>
    </style:style>
    <style:style style:name="P44" style:family="paragraph" style:parent-style-name="Text_20_body">
      <style:paragraph-properties fo:margin-top="0cm" fo:margin-bottom="0.499cm" style:contextual-spacing="false"/>
      <style:text-properties style:font-name="Arial3" fo:language="pt" fo:country="BR" officeooo:rsid="0014ea89" officeooo:paragraph-rsid="001b52f8"/>
    </style:style>
    <style:style style:name="P45" style:family="paragraph" style:parent-style-name="Text_20_body">
      <style:paragraph-properties fo:margin-top="0cm" fo:margin-bottom="0.499cm" style:contextual-spacing="false" fo:break-before="page"/>
      <style:text-properties style:font-name="Arial3" fo:language="pt" fo:country="BR" officeooo:rsid="0014ea89" officeooo:paragraph-rsid="001b52f8"/>
    </style:style>
    <style:style style:name="T1" style:family="text">
      <style:text-properties style:text-underline-style="solid" style:text-underline-width="auto" style:text-underline-color="font-color"/>
    </style:style>
    <style:style style:name="T2" style:family="text">
      <style:text-properties officeooo:rsid="000ac664"/>
    </style:style>
    <style:style style:name="T3" style:family="text">
      <style:text-properties fo:font-weight="bold" style:font-weight-asian="bold" style:font-weight-complex="bold"/>
    </style:style>
    <style:style style:name="T4" style:family="text">
      <style:text-properties fo:font-weight="bold" officeooo:rsid="001cd173" style:font-weight-asian="bold" style:font-weight-complex="bold"/>
    </style:style>
    <style:style style:name="T5" style:family="text">
      <style:text-properties fo:font-weight="bold" officeooo:rsid="001fa9c0" style:font-weight-asian="bold" style:font-weight-complex="bold"/>
    </style:style>
    <style:style style:name="T6" style:family="text">
      <style:text-properties fo:font-weight="bold" officeooo:rsid="001b52f8" style:font-weight-asian="bold" style:font-weight-complex="bold"/>
    </style:style>
    <style:style style:name="T7" style:family="text">
      <style:text-properties fo:color="#c9211e" loext:opacity="100%"/>
    </style:style>
    <style:style style:name="T8" style:family="text">
      <style:text-properties fo:color="#c9211e" loext:opacity="100%" fo:font-weight="normal" style:font-weight-asian="normal" style:font-weight-complex="normal"/>
    </style:style>
    <style:style style:name="T9" style:family="text">
      <style:text-properties officeooo:rsid="000d1047"/>
    </style:style>
    <style:style style:name="T10" style:family="text">
      <style:text-properties fo:font-style="italic" style:font-style-asian="italic" style:font-style-complex="italic"/>
    </style:style>
    <style:style style:name="T11" style:family="text">
      <style:text-properties fo:font-style="italic" officeooo:rsid="001cd173"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1cd173" style:font-style-asian="italic" style:font-weight-asian="bold" style:font-style-complex="italic" style:font-weight-complex="bold"/>
    </style:style>
    <style:style style:name="T14" style:family="text">
      <style:text-properties style:font-name="Arial3" fo:language="pt" fo:country="BR"/>
    </style:style>
    <style:style style:name="T15" style:family="text">
      <style:text-properties style:font-name="Arial3" fo:language="pt" fo:country="BR" officeooo:rsid="001b52f8"/>
    </style:style>
    <style:style style:name="T16" style:family="text">
      <style:text-properties style:font-name="Arial3" fo:language="pt" fo:country="BR" officeooo:rsid="0011feef"/>
    </style:style>
    <style:style style:name="T17" style:family="text">
      <style:text-properties style:font-name="Arial3" fo:language="pt" fo:country="BR" fo:font-weight="bold" style:font-weight-asian="bold" style:font-weight-complex="bold"/>
    </style:style>
    <style:style style:name="T18" style:family="text">
      <style:text-properties style:font-name="Arial3" fo:language="pt" fo:country="BR" fo:font-weight="bold" officeooo:rsid="0011feef" style:font-weight-asian="bold" style:font-weight-complex="bold"/>
    </style:style>
    <style:style style:name="T19" style:family="text">
      <style:text-properties style:font-name="Arial3" fo:language="pt" fo:country="BR" fo:font-weight="normal" style:font-weight-asian="normal" style:font-weight-complex="normal"/>
    </style:style>
    <style:style style:name="T20" style:family="text">
      <style:text-properties style:font-name="Arial3" fo:language="pt" fo:country="BR" fo:font-weight="normal" officeooo:rsid="001d4b2e" style:font-weight-asian="normal" style:font-weight-complex="normal"/>
    </style:style>
    <style:style style:name="T21" style:family="text">
      <style:text-properties style:font-name="Arial3" fo:language="pt" fo:country="BR" fo:font-style="italic" fo:font-weight="normal" style:font-style-asian="italic" style:font-weight-asian="normal" style:font-style-complex="italic" style:font-weight-complex="normal"/>
    </style:style>
    <style:style style:name="T22" style:family="text">
      <style:text-properties officeooo:rsid="001ad227"/>
    </style:style>
    <style:style style:name="T23" style:family="text">
      <style:text-properties officeooo:rsid="001b52f8"/>
    </style:style>
    <style:style style:name="T24" style:family="text">
      <style:text-properties officeooo:rsid="001cd173"/>
    </style:style>
    <style:style style:name="T25" style:family="text">
      <style:text-properties fo:font-weight="normal" style:font-weight-asian="normal" style:font-weight-complex="normal"/>
    </style:style>
    <style:style style:name="T26" style:family="text">
      <style:text-properties fo:font-weight="normal" officeooo:rsid="001cd173" style:font-weight-asian="normal" style:font-weight-complex="normal"/>
    </style:style>
    <style:style style:name="T27" style:family="text">
      <style:text-properties officeooo:rsid="001fa9c0"/>
    </style:style>
    <style:style style:name="T28" style:family="text">
      <style:text-properties officeooo:rsid="0021515c"/>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Versículos para sermão de missões</text:p>
      <text:p text:style-name="P2"/>
      <text:p text:style-name="P2"/>
      <text:p text:style-name="P1">Marcos 3:14</text:p>
      <text:p text:style-name="P1">Atos 9:15</text:p>
      <text:p text:style-name="P1">João 20:21</text:p>
      <text:p text:style-name="P1">Mateus 10:16</text:p>
      <text:p text:style-name="P1">Lucas 10:1-2</text:p>
      <text:p text:style-name="P1">Salmos 96:3</text:p>
      <text:p text:style-name="P1"/>
      <text:p text:style-name="P3">Rute?</text:p>
      <text:p text:style-name="P27"/>
      <text:p text:style-name="P4"/>
      <text:p text:style-name="P4"/>
      <text:p text:style-name="P28"><text:span text:style-name="T16"/></text:p>
      <text:p text:style-name="P30"><text:span text:style-name="T18"/></text:p>
      <text:p text:style-name="P43"><text:span text:style-name="T19"/></text:p>
      <text:p text:style-name="P40"/>
      <text:p text:style-name="P32"/>
      <text:p text:style-name="P42">Exemplo de estrutura:</text:p>
      <text:list xml:id="list4154242893" text:style-name="L5">
        <text:list-item>
          <text:p text:style-name="P35"><text:span text:style-name="T3">Texto</text:span> <text:span text:style-name="T28">OK</text:span></text:p>
        </text:list-item>
        <text:list-item>
          <text:p text:style-name="P35">Tema <text:span text:style-name="T28">OK</text:span></text:p>
        </text:list-item>
        <text:list-item>
          <text:p text:style-name="P37">Introdução </text:p>
        </text:list-item>
        <text:list-item>
          <text:p text:style-name="P35">Divisão principal</text:p>
          <text:list>
            <text:list-item>
              <text:p text:style-name="P33">Subdivisão</text:p>
              <text:list>
                <text:list-item>
                  <text:p text:style-name="P33">Discussão</text:p>
                </text:list-item>
              </text:list>
            </text:list-item>
            <text:list-item>
              <text:p text:style-name="P33">Segunda subdivisão</text:p>
              <text:list>
                <text:list-item>
                  <text:p text:style-name="P33">Discussão</text:p>
                </text:list-item>
              </text:list>
            </text:list-item>
            <text:list-item>
              <text:p text:style-name="P38">Transição</text:p>
            </text:list-item>
          </text:list>
        </text:list-item>
      </text:list>
      <text:list xml:id="list1552104112" text:style-name="L7">
        <text:list-item>
          <text:p text:style-name="P36">Segunda Divisão principal</text:p>
          <text:list>
            <text:list-item>
              <text:p text:style-name="P34">Subdivisão</text:p>
              <text:list>
                <text:list-item>
                  <text:p text:style-name="P34">Discussão</text:p>
                </text:list-item>
              </text:list>
            </text:list-item>
            <text:list-item>
              <text:p text:style-name="P34">Segunda subdivisão</text:p>
              <text:list>
                <text:list-item>
                  <text:p text:style-name="P34">Discussão</text:p>
                </text:list-item>
              </text:list>
            </text:list-item>
            <text:list-item>
              <text:p text:style-name="P34">Transição</text:p>
            </text:list-item>
          </text:list>
        </text:list-item>
      </text:list>
      <text:list xml:id="list335396889" text:style-name="L8">
        <text:list-item>
          <text:p text:style-name="P41"><text:span text:style-name="T25">Conclusão</text:span></text:p>
        </text:list-item>
      </text:list>
      <text:p text:style-name="P45">– A entrada de Rute na nação da aliança com todos os privilégios desta foi pronunciada pela posição dela como viúva estrangeira que, em uma época de necessidade desesperadora, foi salva de sua desesperança por um redentor que  pagou a hipoteca da propriedade da sogra dela, ao mesmo tempo, tomou a jovem como esposa. <text:span text:style-name="T3">Não há dúvida de que Rute, apesar de sua etnia, serve como modelo de graça redentora de Deus.</text:span> Desde o princípio, Deus tinha o propósito de produzir uma semente de Abraão que não só modelaria a natureza e o etos do Reino do Senhor, mas que também atrairia as nações da terra a o buscar e o encontrar, tornando-se, assim servos Dele.</text:p>
      <text:p text:style-name="P16"/>
      <text:p text:style-name="P44"><text:span text:style-name="Strong_20_Emphasis">– </text:span>Como em vários outros livros do Antigo Testamento, <text:span text:style-name="T3">Rute quer evidenciar o chamado de Deus para outras nações</text:span>. No caso de Rute, <text:span text:style-name="T3">Moabe é representada por Rute</text:span> que é <text:span text:style-name="T3">inclusa em Israel por intermédio da</text:span><text:span text:style-name="T8"> sua lealdade </text:span>a <text:span text:style-name="T7">sua sogra </text:span>Noemi e <text:span text:style-name="T7">sua disposição</text:span> em se casar com Boaz, cuja hombridade trouxe segurança para Noemi. A mensagem Missional tem como objetivo<text:span text:style-name="T7"> ligar Davi a aliança abraâmica via a moabita e pagã Rute</text:span>, que por sua vez, tornar-se-ia bisavó de Davi e ancestral direta de Cristo. O livro é um tiro contra o <text:span text:style-name="T2">e</text:span>tnocentrismo hebreu, destacando a soberania de Deus em causar fatos e até mesmo tragédias em prol de salvar seus escolhidos, que no caso de Rute, estava al<text:span text:style-name="T9">é</text:span>m dos limites étnicos de Israel.</text:p>
      <text:p text:style-name="P15"/>
      <text:p text:style-name="P15"/>
      <text:p text:style-name="P4"/>
      <text:p text:style-name="P4"/>
      <text:p text:style-name="P3"/>
      <text:p text:style-name="P5"> – O livro de Rute tem seu destaque entre os livros do Antigo Testamento. Não é difícil explicar a atração exercida por esse breve livro.  A história contada no livro de Rute tem gerado varias opiniões entre os estudiosos. Alguns a vem como um simples romance, outros asseveram que de fato o evento aconteceu, mas todos concordam que Yahweh  intervém na história e surpreende a todos colocando uma moabita como descendente abraâmica. O autor dedicou  grande esforço para tornar seu livro em uma obra de arte,e é evidente que teve o propósito de que fosse aceito como histórico. É uma historia verdadeira, contada com beleza, seguindo o estilo das narrativas  patriarcais, em que aparecem alguns dos mesmos temas, como a fome, o exílio e a esterilidade, mediante o qual Yahweh se torna conhecido. Como que em uma novela, o livro de Rute apresenta um estilo altamente artístico em sua estrutura. Nessa historia, um enredo desenvolve-se em certo numero de episodio até atingir um desfecho e assim comunicar uma lição que os leitores devem interpretar.</text:p>
      <text:p text:style-name="P6"><text:tab/>O livro de Rute nos relata o soberana intervenção de Deus sobre a história e sobre o tempo, demonstrando que suas promessas e bênçãos podem vir ao seu povo da maneira mais improvável. A fidelidade de Deus em Rute é vista quando este Deus faz de uma tragédia em Moabe uma benção para seu povo em Belém, incluindo uma pagã na linhagem direta do Rei Davi.</text:p>
      <text:p text:style-name="P6"> </text:p>
      <text:p text:style-name="P6"><text:soft-page-break/><text:span text:style-name="Strong_20_Emphasis"><text:span text:style-name="T1">Titulo</text:span></text:span><text:span text:style-name="Strong_20_Emphasis">: </text:span></text:p>
      <text:p text:style-name="P6">– O nome “Rute” significa “amizade”, uma característica verdadeira daquela que deu o nome ao livro. É um dos seis livros históricos que levam o nome das principais figuras de ação e vida descritas neles (Josué, Rute,Samuel,Esdras,Neemias e Ester) É um dos dois livros bíblicos que levam o nome de uma mulher: Rute(a gentia que se casou com um rico judeu de <text:span text:style-name="T3">linhagem real da promessa)</text:span> e Ester (<text:span text:style-name="T3">a judia que se casou com um rei gentio</text:span>).</text:p>
      <text:p text:style-name="P6"> </text:p>
      <text:p text:style-name="P6"><text:span text:style-name="Strong_20_Emphasis"><text:span text:style-name="T1">Autoria</text:span></text:span><text:span text:style-name="Strong_20_Emphasis">: </text:span></text:p>
      <text:p text:style-name="P6">– O livro não fornece nenhum indicio quanto á identidade do autor. A tradição judaica atribui a autoria do livro a Samuel, mas Samuel morreu antes de Davi se tornar Rei (1 Samuel 28:3). O mais provável é que o autor tenha sido um mestre-narrador, comissionado pela família real, para registrar a soberana intervenção de Deus na constituição da árvore genealógica real.</text:p>
      <text:p text:style-name="P6"> </text:p>
      <text:p text:style-name="P6"><text:span text:style-name="Strong_20_Emphasis"><text:span text:style-name="T1">Data:</text:span></text:span></text:p>
      <text:p text:style-name="P6">– Estudiosos da linha mais radical defendem uma data mais recente para o livro, argumentando que o uso de tradições deutoronomicas aponta para uma data posterior ao reinado de Josias (640-609 a.C). Outros poucos têm defendido a data do livro como próximo a era monárquica, o que é coerente com o conhecimento dos fatos relatados no livro e a ausência do nome de Salomão na genealogia.</text:p>
      <text:p text:style-name="P6"> </text:p>
      <text:p text:style-name="P6"><text:span text:style-name="T1"> </text:span><text:span text:style-name="Strong_20_Emphasis"><text:span text:style-name="T1">Contexto Histórico:</text:span></text:span></text:p>
      <text:p text:style-name="P6"><text:span text:style-name="Strong_20_Emphasis">–</text:span> O fato ocorrido no livro de Rute tem como pano de fundo o período dos juízes (1.1), um tempo de apostasia, desordem moral e social entre o povo. Em consonância com as maldições da aliança, uma terrível fome assolou a terra fazendo uma família efratita a peregrinarem em busca de pão chegando assim a uma terra chamada Moabe.</text:p>
      <text:p text:style-name="P6"> </text:p>
      <text:p text:style-name="P6"><text:span text:style-name="Strong_20_Emphasis"><text:span text:style-name="T1">A Teologia de Rute: </text:span></text:span></text:p>
      <text:p text:style-name="P6">– A entrada de Rute na nação da aliança com todos os privilégios desta foi pronunciada pela posição dela como viúva estrangeira que, em uma época de necessidade desesperadora, foi salva de sua desesperança por um redentor que  pagou a hipoteca da propriedade da sogra dela, ao mesmo tempo, tomou a jovem como esposa. <text:span text:style-name="T3">Não há dúvida de que Rute, apesar de sua etnia, serve como </text:span><text:soft-page-break/><text:span text:style-name="T3">modelo de graça redentora de Deus.</text:span> Desde o princípio, Deus tinha o propósito de produzir uma semente de Abraão que não só modelaria a natureza e o etos do Reino do Senhor, mas que também atrairia as nações da terra a o buscar e o encontrar, tornando-se, assim servos Dele.</text:p>
      <text:p text:style-name="P6"><text:span text:style-name="Strong_20_Emphasis"><text:span text:style-name="T1">A Missiológia de Rute:</text:span></text:span></text:p>
      <text:p text:style-name="P6"><text:span text:style-name="Strong_20_Emphasis">– </text:span>Como em vários outros livros do Antigo Testamento, <text:span text:style-name="T3">Rute quer evidenciar o chamado de Deus para outras nações</text:span>. No caso de Rute, <text:span text:style-name="T3">Moabe é representada por Rute</text:span> que é <text:span text:style-name="T3">inclusa em Israel por intermédio da</text:span><text:span text:style-name="T8"> sua lealdade </text:span>a <text:span text:style-name="T7">sua sogra </text:span>Noemi e <text:span text:style-name="T7">sua disposição</text:span> em se casar com Boaz, cuja hombridade trouxe segurança para Noemi. A mensagem Missional tem como objetivo<text:span text:style-name="T7"> ligar Davi a aliança abraâmica via a moabita e pagã Rute</text:span>, que por sua vez, tornar-se-ia bisavó de Davi e ancestral direta de Cristo. O livro é um tiro contra o <text:span text:style-name="T2">e</text:span>tnocentrismo hebreu, destacando a soberania de Deus em causar fatos e até mesmo tragédias em prol de salvar seus escolhidos, que no caso de Rute, estava al<text:span text:style-name="T9">é</text:span>m dos limites étnicos de Israel.</text:p>
      <text:p text:style-name="P6"/>
      <text:p text:style-name="P6"><text:span text:style-name="T1"> </text:span><text:span text:style-name="Strong_20_Emphasis"><text:span text:style-name="T1">Contribuições singulares de Rute: </text:span></text:span></text:p>
      <text:p text:style-name="P7"><text:span text:style-name="Strong_20_Emphasis">1-    A Missão das Mulheres:</text:span></text:p>
      <text:p text:style-name="P6">Dois livros do antigo Testamento têm nome de mulher: Rute, no início da história de Israel em Canaã, e Ester, no término da história de Israel do antigo Testamento. Rute foi umas das mulheres mais preeminentes no período inicial dos juízes. Outras foram Débora, Jael ,  a filha de Jefté e a mãe de Sansão. No livro de Rute, a simpatia de Noemi em difíceis provações traz sua nora para o Deus de Israel. <text:span text:style-name="T3">O amor de Rute transcende laços raciais</text:span>, e as duas virtuosas mulheres cumprem a lei dos judeus. Assim fazendo, contribuem para o nascimento de Davi, o grande rei salmista. O autor achou o relato da vida de duas nobres mulheres merecia um lugar na história de Israel, juntamente com as historias de grandes homens Israelitas.</text:p>
      <text:p text:style-name="P6"> </text:p>
      <text:p text:style-name="P6"><text:span text:style-name="Strong_20_Emphasis">2-    Fé dos gentios no Antigo Testamento (1:6):</text:span></text:p>
      <text:p text:style-name="P10"><draw:frame draw:style-name="fr1" draw:name="inline-ad-1" text:anchor-type="paragraph" svg:width="13.166cm" draw:z-index="9"><draw:text-box fo:min-height="0.041cm"><text:p text:style-name="Text_20_body"/></draw:text-box></draw:frame><text:span text:style-name="T3">A declaração de fé realizada por Rute</text:span> é um clássico do Antigo Testamento: “<text:span text:style-name="T3">O teu povo é meu povo, o teu Deus é o meu Deus</text:span>”. Embora não seja a primeira conversão de gentios registrada no antigo Testamento, a conversão de Rute é a mais detalhada e famosa. Apresenta também um contraste interessante com a conversão de sua segunda sogra, Raabe. <text:span text:style-name="T3">Enquanto a de Raabe é apresentada como uma reação ao medo do julgamento que viria, a de Rute é uma reação ao amor (Josué 2:9-13; Rute 1:16)</text:span>. O Senhor usa tanto o amor como o medo para ativar a fé de gentios no Antigo Testamento.</text:p>
      <text:p text:style-name="P10"><text:soft-page-break/><text:span text:style-name="Strong_20_Emphasis">3-    A Providencia em Meio a Tragédia de Uma Família:</text:span></text:p>
      <text:p text:style-name="P6">Rute é o único livro da Bíblia que focaliza as provações e dificuldades de uma única família, em vez de uma tribo ou nação numa perspectiva maior. O livro trata de uma viúva de Israel, atingida pelo triplo infortúnio de haver perdido o esposo e os dois filhos, depois de a fome te-la forçado, a ela e à família, a sair de Belém. Como o livro de Ester, essa história demonstra como Deus age na infelicidade a fim de cuidar dos seus fiéis em tempos mais difíceis, e como Ele fez com aquelas provações contribuíssem para o nascimento de Davi e, mais tarde, para a vinda do Messias.</text:p>
      <text:p text:style-name="P6"> </text:p>
      <text:p text:style-name="P7"><text:span text:style-name="Strong_20_Emphasis">4-    A Relação dos Moabitas com Davi e o Messias (4:18-22):</text:span></text:p>
      <text:p text:style-name="P6">Embora os <text:span text:style-name="T3">moabitas fossem descendentes de Ló</text:span> e sua filha (por incesto) e fossem, portanto, primo de Israel, foi-lhes negada entrada na congregação israelita “até a décima geração” <text:span text:style-name="T3">em virtude de sua hostilidade para com os judeus</text:span> quando eles saíram do Egito (<text:span text:style-name="T3">Deuteronômio 23:3-6</text:span>). Por que, então, Rute foi bem recebida por Israel dentro de duas ou três gerações? Evidentemente aquela lei aplicava-se aos homens moabitas e não às mulher<text:span text:style-name="T3">es, de modo semelhante ao regulamento registrado em </text:span>Deuteronômio 21:10-13 acerca da mulher moabita enfatiza que, embora a linhagem de Davi e do Messias fosse formada apenas de hebreus pelo lado paterno, ela inclui muitas mulheres gentias. <text:span text:style-name="T3">Tamar e Raabe</text:span> eram cananéias, <text:span text:style-name="T3">Rute moabita</text:span> e <text:span text:style-name="T3">Naamá</text:span>, <text:span text:style-name="T3">mãe de Roboão, amonita</text:span>. O Messias realmente veio de extensa gama de nacionalidades pela linhagem materna.</text:p>
      <text:p text:style-name="P6"> </text:p>
      <text:p text:style-name="P7"><text:span text:style-name="Strong_20_Emphasis">5-    Rute: Meditação de Israel para o Pentecoste:</text:span></text:p>
      <text:p text:style-name="P6">Esse livro era lido anualmente pela nação, em público, quando se reuniam para a festa de verão do pentecoste. A colheita lembra-os da colheita anterior de cevada dada por Deus e da recompensa do culto de amor que ainda viria. Do mesmo modo que o Pentecoste comemorava a primeira safra, a leitura de Rute recordava  a colheita das primícias dos gentios.  Lembrando que o Pentecoste do Novo Testamento comemora as primícias da colheita divina na Igreja, sendo gentios muitos desses crentes.</text:p>
      <text:p text:style-name="P6"><text:span text:style-name="Strong_20_Emphasis">6-    Cristologia em Rute:</text:span></text:p>
      <text:p text:style-name="P9">Há duas referencias básicas a Cristo no livro de Rute, ambas relativas a Boaz:</text:p>
      <text:p text:style-name="P7">a-    Deduz-se que Boaz seja um tipo de Cristo como um parente redentor, qualificado e disposto a redimir o seu povo. É esse um aspecto da obra de Cristo ilustrado aqui. <text:span text:style-name="T3">A expressão “resgatar” é usada seis vezes em Rute</text:span>. <text:span text:style-name="T10">Como redentor do crente, Cristo torna-se o seu Redentor para pagar todas as dívidas, seu Defensor para defendê-lo de todos os adversários, seu Mediador para conseguir reconciliação, e seu Noivo para união e comunhão perpétua.</text:span></text:p>
      <text:p text:style-name="P11"><text:soft-page-break/> b-    O nome de Boaz esta registrado em todas as genealogias de Jesus, mas somente em Mateus 1:5 Rute também é mencionada. Nesta genealogia Mateus menciona de propósito o nome de Rute e de três outras mulheres estrangeiras. O ponto cristológico parece ter o objetivo de enfatizar a ampla genealogia internacional do Messias que viria trazer salvação para todas as nações. Ele não veio como um simples “Salvador” local.</text:p>
      <text:p text:style-name="P6"/>
      <text:p text:style-name="P11"><text:span text:style-name="Strong_20_Emphasis"><text:span text:style-name="T1"/></text:span></text:p>
      <text:p text:style-name="P11"><text:span text:style-name="Strong_20_Emphasis"><text:span text:style-name="T1"/></text:span></text:p>
      <text:p text:style-name="P11"><text:span text:style-name="Strong_20_Emphasis"><text:span text:style-name="T1">A Relação Missiológica entre Rute e Gálatas 3:8</text:span></text:span>– Paulo escreve a Carta aos Gálatas para contrapor-se aos falsos mestres judaizantes que estavam abalando a doutrina central do Novo Testamento da justificação pela fé, Ignorando o decreto expresso no concilio de Jerusalém (At.15:23-29). Eles espalhavam o perigoso ensino de que os gentios deveriam primeiro, torna-se prosélitos judeus e submeter-se a todas as leis mosaicas antes de poderem se tornar Cristãos. Chocado com a receptividade dos gálatas a essa heresia demoníaca, Paulo escreveu essa carta a fim de defender a justificação pela fé e advertir essas igrejas a respeito das terríveis conseqüências de abandonar a doutrina essencial do qual já vinha sendo revelada. Em meio a sua argumentação para refutar a heresia da salvação por obras, Paulo trás a perfeita interpretação da Palavra de Deus dada a Abraão em Genesis 12:3, iluminando assim os gálatas e os advertindo que a salvação é somente pela fé, ocasionando a salvação de todos os povos.</text:p>
      <text:p text:style-name="P8">– Quando Gálatas 3:8 se refere “… <text:span text:style-name="Emphasis">prenunciou o evangelho a Abraão: Em ti serão abençoados todos os povos da terra”, </text:span>Paulo tem em mente que: Abraão sendo o primeiro a depositar fé nessa promessa, ele se torna tanto o patriarca daqueles que haveriam de crer, quanto o patriarca genético de Cristo. Ou seja, o que Paulo esta afirmando é que qualquer gentio de qualquer período do tempo pode ser salvo porque tal salvação é obtida mediante a fé em Cristo que foi da linhagem direta de Abraão, o pai da fé.</text:p>
      <text:p text:style-name="P6"> – A Palavra <text:span text:style-name="Emphasis">abençoados</text:span> (eveylogeo) é um verbo indicativo (ele indica uma certeza) na voz passiva (sofre ação). Gramaticalmente podemos afirmar então que todos os povos da terra de fato serão o alvo da benção de Deus depositada em Abraão. Por isso o verbo esta no tempo futuro, pois Paulo esta usando a passagem do Antigo Testamento para confirmar que a benção da justificação pela fé seria pregada as nações após Deus ter abençoado a Abraão.</text:p>
      <text:p text:style-name="P6">– No caso de Rute podemos observar sua entrada na aliança não tão somente via o casamento com Boaz, mas crendo no Deus de Israel como sendo o seu Deus (Rute 1:16) e tendo total devoção a Ele chamando-O de Senhor. Rute creu em Deus da mesma forma que Abraão creu e a justiça também foi lhe imputada pela fé. A justificação pela fé em Rute esta em harmonia com os decretos divinos estabelecidos em Genesis 12:3 que tem como alvo a salvação não de um povo, mas <text:soft-page-break/>de todos os povos. A devoção e a demonstração de fé exercida por Noemi fez com que Rute cresse no Deus da sua sogra, crendo aceitou ser também parte do povo Dele.</text:p>
      <text:p text:style-name="P12">– Rute é um exemplo da forma que Deus salva os gentios em toda história. A maneira é a mesma: justificação pela fé.</text:p>
      <text:p text:style-name="P6"> </text:p>
      <text:p text:style-name="P6"><text:span text:style-name="T1"> </text:span><text:span text:style-name="Strong_20_Emphasis"><text:span text:style-name="T1">Considerações Finais:</text:span></text:span></text:p>
      <text:p text:style-name="P8">   – Fica evidente no livro de Rute o propósito de Deus em relação aos povos da terra. Deus quer que eles o conheçam que o busque e que se torne seu povo. Rute deixa clara a manifestação de Deus em salvar seus escolhidos que estão fora dos limites étnicos de Israel. Rute, o moabita é um exemplo da disposição e fé que os gentios devem ter em relação ao Deus que é Senhor de todos os povos, o Deus que merece ser louvado por todos os povos (Salmos 67:3).</text:p>
      <text:p text:style-name="P6">  – Assim, devemos levar o conhecimento de Deus as nações e povos da terra, do qual são alvos do amor de Deus e da promessa feita a Abraão onde “ …<text:span text:style-name="Emphasis">em ti serão abençoadas todas as famílias da terra</text:span> ”(Genesis 12:3).</text:p>
      <text:p text:style-name="P6">– Rute nos faz saber que os gentios são tão preciosos para Deus que Ele mesmo fez questão de colocá-los na linhagem e genealogia direta de Davi (4:18) do qual foi ancestral direto do Messias, o salvador de todos os homens.</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Itálico" style:font-family-generic="swiss" style:font-pitch="variable"/>
    <style:font-face style:name="Arial" svg:font-family="Arial" style:font-adornments="Negrito" style:font-family-generic="swiss" style:font-pitch="variable"/>
    <style:font-face style:name="Arial3"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3" fo:font-family="Arial" style:font-style-name="Normal" style:font-family-generic="swiss" style:font-pitch="variable" fo:language="pt" fo:country="BR"/>
    </style:style>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fo:text-transform="uppercase" style:font-name="Arial3"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Arial3" fo:font-family="Arial" style:font-style-name="Normal" style:font-family-generic="swiss" style:font-pitch="variable" fo:language="pt" fo:country="BR"/>
    </style:style>
    <style:style style:name="List" style:family="paragraph" loext:hidden="true" style:hidden="true" style:parent-style-name="Text_20_body" style:class="list">
      <style:text-properties style:font-size-asian="12pt" style:font-name-complex="Lucida Sans1" style:font-family-complex="'Lucida Sans'" style:font-family-generic-complex="swiss"/>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text-properties fo:text-transform="capitalize" fo:font-size="12pt"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text-properties fo:font-variant="normal" fo:text-transform="none" fo:font-size="12pt"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loext:hidden="true" style:hidden="true" style:parent-style-name="Standard" style:class="extra"/>
    <style:style style:name="Signature" style:family="paragraph" loext:hidden="true" style:hidden="true" style:parent-style-name="Standard" style:class="text">
      <style:paragraph-properties text:number-lines="false" text:line-number="0"/>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_20_left" style:display-name="Header left" style:family="paragraph" loext:hidden="true"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loext:hidden="true" style:hidden="true" style:parent-style-name="Caption" style:class="extra"/>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0.998cm" fo:margin-right="0cm" fo:text-indent="0cm" style:auto-text-indent="false"/>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Marginalia" style:family="paragraph" loext:hidden="true" style:hidden="true" style:parent-style-name="Text_20_body" style:class="text">
      <style:paragraph-properties fo:margin-left="4.001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1" style:display-name="List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 style:display-name="List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Numbering_20_1" style:display-name="Numbering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text-properties style:font-name="Arial3" fo:font-family="Arial" style:font-style-name="Normal" style:font-family-generic="swiss" style:font-pitch="variable" fo:language="pt" fo:country="BR"/>
    </style:style>
    <style:style style:name="Abstrato" style:family="paragraph" style:parent-style-name="Standard">
      <style:paragraph-properties fo:margin-left="8.999cm" fo:margin-right="0cm" fo:text-indent="0cm" style:auto-text-indent="false"/>
    </style:style>
    <style:style style:name="Strong_20_Emphasis" style:display-name="Strong Emphasis" style:family="text">
      <style:text-properties style:font-name="Arial" fo:font-family="Arial" style:font-style-name="Negrito" style:font-family-generic="swiss" style:font-pitch="variable" fo:font-weight="bold" style:font-weight-asian="bold" style:font-weight-complex="bold"/>
    </style:style>
    <style:style style:name="Emphasis" style:family="text">
      <style:text-properties style:font-name="Arial1" fo:font-family="Arial" style:font-style-name="Itálico" style:font-family-generic="swiss" style:font-pitch="variable" fo:font-style="italic" style:font-style-asian="italic" style:font-style-complex="italic"/>
    </style:style>
    <style:style style:name="Main_20_index_20_entry" style:display-name="Main index entry" style:family="text" loext:hidden="true" style:hidden="true">
      <style:text-properties fo:font-weight="bold" style:font-weight-asian="bold" style:font-weight-complex="bold"/>
    </style:style>
    <style:style style:name="Internet_20_link" style:display-name="Internet link" style:family="text">
      <style:text-properties fo:color="#000080" loext:opacity="100%" style:font-name="Arial3"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font-name="Arial3"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1" fo:font-family="Arial" style:font-style-name="Itálico" style:font-family-generic="swiss" style:font-pitch="variable" fo:font-style="italic" style:font-style-asian="italic" style:font-style-complex="italic"/>
    </style:style>
    <style:style style:name="Footnote_20_Symbol" style:display-name="Footnote Symbol" style:family="text" loext:hidden="true" style:hidden="true"/>
    <style:style style:name="Endnote_20_anchor" style:display-name="Endnote anchor" style:family="text" loext:hidden="true" style:hidden="true">
      <style:text-properties style:text-position="super 58%"/>
    </style:style>
    <style:style style:name="Footnote_20_anchor" style:display-name="Footnote anchor" style:family="text" loext:hidden="true" style:hidden="true">
      <style:text-properties style:text-position="super 58%"/>
    </style:style>
    <style:style style:name="Caption_20_characters" style:display-name="Caption characters" style:family="text" loext:hidden="true" style:hidden="true"/>
    <style:style style:name="Endnote_20_Symbol" style:display-name="Endnote Symbol" style:family="text" loext:hidden="true" style:hidden="true"/>
    <style:style style:name="Source_20_Text" style:display-name="Source Text" style:family="text">
      <style:text-properties style:font-name="Arial3"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style:style style:name="Index_20_Link" style:display-name="Index Link" style:family="text" loext:hidden="true" style:hidden="true"/>
    <style:style style:name="Example" style:family="text" loext:hidden="true"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Line_20_numbering" style:display-name="Line numbering" style:family="text" loext:hidden="true"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Figura1" text:anchor-type="char" svg:width="17cm" svg:height="2.748cm" draw:z-index="8"><draw:image xlink:href="Pictures/1000000000000500000000CF73E1439B139099FF.jpg" xlink:type="simple" xlink:show="embed" xlink:actuate="onLoad" draw:mime-type="image/jpeg"/></draw:frame></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03T22:30:59.088000000</dc:date>
    <meta:editing-duration>PT7H40M49S</meta:editing-duration>
    <meta:editing-cycles>12</meta:editing-cycles>
    <meta:generator>LibreOffice/7.1.2.2$Windows_X86_64 LibreOffice_project/8a45595d069ef5570103caea1b71cc9d82b2aae4</meta:generator>
    <meta:document-statistic meta:table-count="0" meta:image-count="1" meta:object-count="0" meta:page-count="9" meta:paragraph-count="74" meta:word-count="2450" meta:character-count="14063" meta:non-whitespace-character-count="11619"/>
  </office:meta>
</office:document-meta>
</file>